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15.00%" fo:text-align="left" fo:margin-bottom="10.00pt"/>
    </style:style>
  </office:automatic-styles>
  <office:body>
    <office:text>
      <text:p text:style-name="P1"><text:span text:style-name="T1">PR2: A.A. 2017/18: Relazione Secondo progetto Intermedio </text:span></text:p>
      <text:p text:style-name="P1"><text:span text:style-name="T1">Alexandra Bradan (matricola 530887)</text:span></text:p>
      <text:p text:style-name="P1"><text:span text:style-name="T2"/></text:p>
      <text:p text:style-name="P2"><text:span text:style-name="T3">Il progetto consiste nell'estendere l'interprete funzionale visto a lezione, valutando gli alberi binari visti come espressioni ed alcune funzioni (ApplyOver, Update e Select) applicate ad essi.</text:span></text:p>
      <text:p text:style-name="P2"><text:span text:style-name="T4"/></text:p>
      <text:p text:style-name="P2"><text:span text:style-name="T5">VALUTAZIONE ALBERO</text:span></text:p>
      <text:p text:style-name="P2"><text:span text:style-name="T5">La valutazione di un' espressione corrispondente ad un albero, produrra' un albero vuoto valutato, se l'albero iniziale da valutare era vuoto, mentre produrra' un albero valutato, se l'albero iniziale non era vuoto. Fallira' se l'espressione da valutare non corrisponde a quella di un albero.</text:span></text:p>
      <text:p text:style-name="P2"><text:span text:style-name="T6"/></text:p>
      <text:p text:style-name="P2"><text:span text:style-name="T7">APPLYOVER</text:span></text:p>
      <text:p text:style-name="P2"><text:span text:style-name="T7">Tale espressione prende una funzione ed un albero ed applica a tutti i nodi dell'albero tale funzione, procedendo via via a valutare l'albero iniziale.</text:span></text:p>
      <text:p text:style-name="P2"><text:span text:style-name="T7">Ovviamente, se l'albero iniziale e' vuoto, non vi si applica la funzione.</text:span></text:p>
      <text:p text:style-name="P2"><text:span text:style-name="T7">L'applicazione della funzione ai nodi dell'albero viene eseguita prendendo il valore di ciascun nodo e valutando la chiamata alla funzione, avente come parametro attuale proprio tale valore. Cio' permette di modificare il valore di un nodo e successivamente di fare lo stesso con i nodi del suo sottoalbero sinistro e destro.</text:span></text:p>
      <text:p text:style-name="P2"><text:span text:style-name="T8"/></text:p>
      <text:p text:style-name="P2"><text:span text:style-name="T9">UPDATE</text:span></text:p>
      <text:p text:style-name="P2"><text:span text:style-name="T9">Tale espressione prende un cammino (corrispondente ad una lista di identificatori ), una funzione ed un albero, ed applica ai nodi dell'albero individuati dal cammino tale funzione, procedendo via via a valutare l'albero iniziale.</text:span></text:p>
      <text:p text:style-name="P2"><text:span text:style-name="T9">Per prima cosa, pero', bisogna verificare che il cammino d'ingresso sia un cammino valido (ossia un cammino dell'albero). Cio' lo si fa grazie alla funzione ausiliaria<text:s/></text:span><text:span text:style-name="T10">validPath</text:span><text:span text:style-name="T11">, che preso il cammino e l'albero dell'espressione Update, stabilisce se tale cammino e' un cammino dell'albero o meno. Se lo e' si procede ad applicare la funzione ai nodi dell'albero di tale cammino ed a valutare i nodi restanti, altrimenti fallisce la valutazione, comunicando che il cammino inserito e' sbagliato (NON E' UN CAMMINO DELL'ALBERO).</text:span></text:p>
      <text:p text:style-name="P2"><text:span text:style-name="T12"/></text:p>
      <text:p text:style-name="P2"><text:span text:style-name="T13">SELECT</text:span></text:p>
      <text:p text:style-name="P2"><text:span text:style-name="T13">Tale espressione prende un cammino (corrispondente ad una lista di identificatori ), una funzione ed un albero, e restituisce un sottoalbero radicato nel primo nodo che rispetta la proprieta' denotata dalla funzione ed appartiene al cammino.</text:span></text:p>
      <text:p text:style-name="P2"><text:span text:style-name="T13">Se nessun nodo nel cammino rispetta la proprieta' denotata dalla funzione, oppure se non siamo in presenza di un cammino dell'albero, la valutazione restituisce il sottoalbero vuoto.</text:span></text:p>
      <text:p text:style-name="P2"><text:span text:style-name="T13">Per verificare che il cammino d'ingresso sia un cammino valido (ossia un cammino dell'albero), si procede come per la Select. Si usa la funzione ausiliaria<text:s/></text:span><text:span text:style-name="T14">validPath</text:span><text:span text:style-name="T15">, che preso il cammino e l'albero dell'espressione Select, stabilisce se tale cammino e' un cammino dell'albero o meno. Se lo e' si procede a verificare se in tale cammino esiste un nodo che rispetta la proprieta' della funzione<text:s text:c="2"/>(in tal caso si restituisce il sottoalbero radicato in questo nodo valutato), altrimenti fallisce la valutazione, comunicando che il cammino inserito e' sbagliato (NON E' UN CAMMINO DELL'ALBERO).</text:span></text:p>
      <text:p text:style-name="P2"><text:span text:style-name="T16"/></text:p>
      <text:p text:style-name="P2"><text:span text:style-name="T16"/></text:p>
      <text:p text:style-name="P3"><text:span text:style-name="T1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